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2.33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3.104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 style:data-style-name="N11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20" style:family="table-cell" style:parent-style-name="Default" style:data-style-name="N11">
      <style:table-cell-properties fo:border="none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WenQuanYi Micro Hei" style:font-name-complex="FreeSans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style-name="gr1" svg:width="15.999cm" svg:height="8.999cm" svg:x="16.763cm" svg:y="6.887cm">
            <draw:object draw:notify-on-update-of-ranges="'C vs. ASM'.H4:'C vs. ASM'.H4 'C vs. ASM'.H6:'C vs. ASM'.H6 'C vs. ASM'.J4:'C vs. ASM'.J4 'C vs. ASM'.J6:'C vs. ASM'.J6 'C vs. ASM'.K4:'C vs. ASM'.K4 'C vs. ASM'.K6:'C vs. ASM'.K6 'C vs. ASM'.L4:'C vs. ASM'.L4 'C vs. ASM'.L6:'C vs. ASM'.L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9" table:number-rows-spanned="1">
            <text:p>BANDAS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table:style-name="ce2" office:value-type="string" table:number-columns-spanned="9" table:number-rows-spanned="1">
            <text:p>Saltos condicionales: 100 ejecuciones – Input: lena.bmp 100%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5"/>
          <table:table-cell table:style-name="ce5"/>
          <table:table-cell table:style-name="ce6" office:value-type="string" table:number-columns-spanned="6" table:number-rows-spanned="1">
            <text:p>Promedios</text:p>
          </table:table-cell>
          <table:covered-table-cell table:style-name="ce6"/>
          <table:covered-table-cell table:number-columns-repeated="2" table:style-name="ce21"/>
          <table:covered-table-cell table:style-name="ce12"/>
          <table:covered-table-cell/>
          <table:table-cell table:number-columns-repeated="2"/>
        </table:table-row>
        <table:table-row table:style-name="ro2">
          <table:table-cell table:style-name="ce4" office:value-type="string">
            <text:p>ASM</text:p>
          </table:table-cell>
          <table:table-cell table:style-name="ce4" office:value-type="string">
            <text:p>C (s/opt.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4"/>
          <table:table-cell table:style-name="ce7"/>
          <table:table-cell table:style-name="ce7" office:value-type="string">
            <text:p>ASM</text:p>
          </table:table-cell>
          <table:table-cell table:style-name="ce7" office:value-type="string">
            <text:p>C (s/opt.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 table:number-columns-repeated="2"/>
        </table:table-row>
        <table:table-row table:style-name="ro3">
          <table:table-cell office:value-type="float" office:value="4088691">
            <text:p>4088691</text:p>
          </table:table-cell>
          <table:table-cell office:value-type="float" office:value="20190002">
            <text:p>20190002</text:p>
          </table:table-cell>
          <table:table-cell office:value-type="float" office:value="3908757">
            <text:p>3908757</text:p>
          </table:table-cell>
          <table:table-cell office:value-type="float" office:value="7160530">
            <text:p>7160530</text:p>
          </table:table-cell>
          <table:table-cell office:value-type="float" office:value="5912379">
            <text:p>5912379</text:p>
          </table:table-cell>
          <table:table-cell/>
          <table:table-cell table:style-name="ce6" office:value-type="string" table:number-columns-spanned="1" table:number-rows-spanned="2">
            <text:p>Ciclos</text:p>
          </table:table-cell>
          <table:table-cell table:style-name="ce15" table:formula="of:=MIN([.$A$5:.$A$104])" office:value-type="float" office:value="1200663">
            <text:p>1200663</text:p>
          </table:table-cell>
          <table:table-cell table:style-name="ce15" table:formula="of:=MIN([.$B$5:.$B$104])" office:value-type="float" office:value="8114196">
            <text:p>8114196</text:p>
          </table:table-cell>
          <table:table-cell table:style-name="ce15" table:formula="of:=MIN([.$C$5:.$C$104])" office:value-type="float" office:value="3241440">
            <text:p>3241440</text:p>
          </table:table-cell>
          <table:table-cell table:style-name="ce15" table:formula="of:=MIN([.$D$5:.$D$104])" office:value-type="float" office:value="2491653">
            <text:p>2491653</text:p>
          </table:table-cell>
          <table:table-cell table:style-name="ce15" table:formula="of:=MIN([.$E$5:.$E$104])" office:value-type="float" office:value="1978032">
            <text:p>1978032</text:p>
          </table:table-cell>
          <table:table-cell table:number-columns-repeated="2"/>
        </table:table-row>
        <table:table-row table:style-name="ro3">
          <table:table-cell office:value-type="float" office:value="2776908">
            <text:p>2776908</text:p>
          </table:table-cell>
          <table:table-cell office:value-type="float" office:value="9603492">
            <text:p>9603492</text:p>
          </table:table-cell>
          <table:table-cell office:value-type="float" office:value="3355707">
            <text:p>3355707</text:p>
          </table:table-cell>
          <table:table-cell office:value-type="float" office:value="5783382">
            <text:p>5783382</text:p>
          </table:table-cell>
          <table:table-cell office:value-type="float" office:value="4645327">
            <text:p>4645327</text:p>
          </table:table-cell>
          <table:table-cell/>
          <table:covered-table-cell table:style-name="ce8"/>
          <table:table-cell table:style-name="ce16" table:formula="of:=ROUND([.$H$5];0)" office:value-type="float" office:value="1200663">
            <text:p>1.200.663</text:p>
          </table:table-cell>
          <table:table-cell table:style-name="ce16" table:formula="of:=ROUND([.$I$5];0)" office:value-type="float" office:value="8114196">
            <text:p>8.114.196</text:p>
          </table:table-cell>
          <table:table-cell table:style-name="ce16" table:formula="of:=ROUND([.$J$5];0)" office:value-type="float" office:value="3241440">
            <text:p>3.241.440</text:p>
          </table:table-cell>
          <table:table-cell table:style-name="ce16" table:formula="of:=ROUND([.$K$5];0)" office:value-type="float" office:value="2491653">
            <text:p>2.491.653</text:p>
          </table:table-cell>
          <table:table-cell table:style-name="ce16" table:formula="of:=ROUND([.$L$5];0)" office:value-type="float" office:value="1978032">
            <text:p>1.978.032</text:p>
          </table:table-cell>
          <table:table-cell table:style-name="ce25" office:value-type="string">
            <text:p>(redondeando)</text:p>
          </table:table-cell>
          <table:table-cell/>
        </table:table-row>
        <table:table-row table:style-name="ro3">
          <table:table-cell office:value-type="float" office:value="2813456">
            <text:p>2813456</text:p>
          </table:table-cell>
          <table:table-cell office:value-type="float" office:value="8233074">
            <text:p>8233074</text:p>
          </table:table-cell>
          <table:table-cell office:value-type="float" office:value="3334227">
            <text:p>3334227</text:p>
          </table:table-cell>
          <table:table-cell office:value-type="float" office:value="5772459">
            <text:p>5772459</text:p>
          </table:table-cell>
          <table:table-cell office:value-type="float" office:value="4582405">
            <text:p>4582405</text:p>
          </table:table-cell>
          <table:table-cell table:number-columns-repeated="9"/>
        </table:table-row>
        <table:table-row table:style-name="ro3">
          <table:table-cell office:value-type="float" office:value="2777230">
            <text:p>2777230</text:p>
          </table:table-cell>
          <table:table-cell office:value-type="float" office:value="8122173">
            <text:p>8122173</text:p>
          </table:table-cell>
          <table:table-cell office:value-type="float" office:value="3322947">
            <text:p>3322947</text:p>
          </table:table-cell>
          <table:table-cell office:value-type="float" office:value="5798562">
            <text:p>5798562</text:p>
          </table:table-cell>
          <table:table-cell office:value-type="float" office:value="4580887">
            <text:p>4580887</text:p>
          </table:table-cell>
          <table:table-cell table:number-columns-repeated="9"/>
        </table:table-row>
        <table:table-row table:style-name="ro4">
          <table:table-cell office:value-type="float" office:value="2779746">
            <text:p>2779746</text:p>
          </table:table-cell>
          <table:table-cell office:value-type="float" office:value="8126283">
            <text:p>8126283</text:p>
          </table:table-cell>
          <table:table-cell office:value-type="float" office:value="3243009">
            <text:p>3243009</text:p>
          </table:table-cell>
          <table:table-cell office:value-type="float" office:value="5776575">
            <text:p>5776575</text:p>
          </table:table-cell>
          <table:table-cell office:value-type="float" office:value="4597824">
            <text:p>4597824</text:p>
          </table:table-cell>
          <table:table-cell/>
          <table:table-cell table:style-name="ce6" office:value-type="string" table:number-columns-spanned="6" table:number-rows-spanned="1">
            <text:p>Diferencias vs. asm</text:p>
          </table:table-cell>
          <table:covered-table-cell table:style-name="ce6"/>
          <table:covered-table-cell table:number-columns-repeated="2" table:style-name="ce21"/>
          <table:covered-table-cell table:style-name="ce12"/>
          <table:covered-table-cell/>
          <table:table-cell table:number-columns-repeated="2"/>
        </table:table-row>
        <table:table-row table:style-name="ro4">
          <table:table-cell office:value-type="float" office:value="2777271">
            <text:p>2777271</text:p>
          </table:table-cell>
          <table:table-cell office:value-type="float" office:value="8132523">
            <text:p>8132523</text:p>
          </table:table-cell>
          <table:table-cell office:value-type="float" office:value="3486653">
            <text:p>3486653</text:p>
          </table:table-cell>
          <table:table-cell office:value-type="float" office:value="5791062">
            <text:p>5791062</text:p>
          </table:table-cell>
          <table:table-cell office:value-type="float" office:value="4579353">
            <text:p>4579353</text:p>
          </table:table-cell>
          <table:table-cell/>
          <table:table-cell table:style-name="ce8"/>
          <table:table-cell table:style-name="ce7" office:value-type="string">
            <text:p>ASM</text:p>
          </table:table-cell>
          <table:table-cell table:style-name="ce7" office:value-type="string">
            <text:p>C (s/opt.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 table:number-columns-repeated="2"/>
        </table:table-row>
        <table:table-row table:style-name="ro4">
          <table:table-cell office:value-type="float" office:value="2779252">
            <text:p>2779252</text:p>
          </table:table-cell>
          <table:table-cell office:value-type="float" office:value="8114196">
            <text:p>8114196</text:p>
          </table:table-cell>
          <table:table-cell office:value-type="float" office:value="3636468">
            <text:p>3636468</text:p>
          </table:table-cell>
          <table:table-cell office:value-type="float" office:value="5867985">
            <text:p>5867985</text:p>
          </table:table-cell>
          <table:table-cell office:value-type="float" office:value="4582405">
            <text:p>4582405</text:p>
          </table:table-cell>
          <table:table-cell/>
          <table:table-cell table:style-name="ce9" office:value-type="string">
            <text:p>Δciclos</text:p>
          </table:table-cell>
          <table:table-cell table:style-name="ce16" table:formula="of:=[.H6]-[.H6]" office:value-type="float" office:value="0">
            <text:p>0</text:p>
          </table:table-cell>
          <table:table-cell table:style-name="ce22" table:formula="of:=[.$I$6]-[.H6]" office:value-type="float" office:value="6913533">
            <text:p>6.913.533</text:p>
          </table:table-cell>
          <table:table-cell table:style-name="ce16" table:formula="of:=[.J6]-[.H6]" office:value-type="float" office:value="2040777">
            <text:p>2.040.777</text:p>
          </table:table-cell>
          <table:table-cell table:style-name="ce16" table:formula="of:=[.K6]-[.H6]" office:value-type="float" office:value="1290990">
            <text:p>1.290.990</text:p>
          </table:table-cell>
          <table:table-cell table:style-name="ce16" table:formula="of:=[.$L$6]-[.H6]" office:value-type="float" office:value="777369">
            <text:p>777.369</text:p>
          </table:table-cell>
          <table:table-cell table:number-columns-repeated="2"/>
        </table:table-row>
        <table:table-row table:style-name="ro3">
          <table:table-cell office:value-type="float" office:value="2792171">
            <text:p>2792171</text:p>
          </table:table-cell>
          <table:table-cell office:value-type="float" office:value="8127354">
            <text:p>8127354</text:p>
          </table:table-cell>
          <table:table-cell office:value-type="float" office:value="3635476">
            <text:p>3635476</text:p>
          </table:table-cell>
          <table:table-cell office:value-type="float" office:value="4874278">
            <text:p>4874278</text:p>
          </table:table-cell>
          <table:table-cell office:value-type="float" office:value="4605934">
            <text:p>4605934</text:p>
          </table:table-cell>
          <table:table-cell/>
          <table:table-cell table:style-name="ce10" office:value-type="string">
            <text:p>Δ%</text:p>
          </table:table-cell>
          <table:table-cell table:style-name="ce17" office:value-type="percentage" office:value="0">
            <text:p>0,00%</text:p>
          </table:table-cell>
          <table:table-cell table:style-name="ce17" table:formula="of:=([.$I$11])/[.H6]" office:value-type="percentage" office:value="5.75809615187609">
            <text:p>575,81%</text:p>
          </table:table-cell>
          <table:table-cell table:style-name="ce17" table:formula="of:=([.J11])/[.H6]" office:value-type="percentage" office:value="1.69970841110287">
            <text:p>169,97%</text:p>
          </table:table-cell>
          <table:table-cell table:style-name="ce17" table:formula="of:=([.K11])/[.H6]" office:value-type="percentage" office:value="1.07523093490846">
            <text:p>107,52%</text:p>
          </table:table-cell>
          <table:table-cell table:style-name="ce17" table:formula="of:=([.L11])/[.H6]" office:value-type="percentage" office:value="0.647449783994343">
            <text:p>64,74%</text:p>
          </table:table-cell>
          <table:table-cell table:number-columns-repeated="2"/>
        </table:table-row>
        <table:table-row table:style-name="ro3">
          <table:table-cell office:value-type="float" office:value="2777330">
            <text:p>2777330</text:p>
          </table:table-cell>
          <table:table-cell office:value-type="float" office:value="8121177">
            <text:p>8121177</text:p>
          </table:table-cell>
          <table:table-cell office:value-type="float" office:value="3636256">
            <text:p>3636256</text:p>
          </table:table-cell>
          <table:table-cell office:value-type="float" office:value="2573094">
            <text:p>2573094</text:p>
          </table:table-cell>
          <table:table-cell office:value-type="float" office:value="4609332">
            <text:p>4609332</text:p>
          </table:table-cell>
          <table:table-cell table:number-columns-repeated="9"/>
        </table:table-row>
        <table:table-row table:style-name="ro3">
          <table:table-cell office:value-type="float" office:value="2789672">
            <text:p>2789672</text:p>
          </table:table-cell>
          <table:table-cell office:value-type="float" office:value="8125860">
            <text:p>8125860</text:p>
          </table:table-cell>
          <table:table-cell office:value-type="float" office:value="3643176">
            <text:p>3643176</text:p>
          </table:table-cell>
          <table:table-cell office:value-type="float" office:value="2636778">
            <text:p>2636778</text:p>
          </table:table-cell>
          <table:table-cell office:value-type="float" office:value="4715882">
            <text:p>4715882</text:p>
          </table:table-cell>
          <table:table-cell table:number-columns-repeated="9"/>
        </table:table-row>
        <table:table-row table:style-name="ro3">
          <table:table-cell office:value-type="float" office:value="2779260">
            <text:p>2779260</text:p>
          </table:table-cell>
          <table:table-cell office:value-type="float" office:value="8130615">
            <text:p>8130615</text:p>
          </table:table-cell>
          <table:table-cell office:value-type="float" office:value="3637384">
            <text:p>3637384</text:p>
          </table:table-cell>
          <table:table-cell office:value-type="float" office:value="2579058">
            <text:p>2579058</text:p>
          </table:table-cell>
          <table:table-cell office:value-type="float" office:value="2134523">
            <text:p>2134523</text:p>
          </table:table-cell>
          <table:table-cell/>
          <table:table-cell table:style-name="ce11" table:number-columns-spanned="3" table:number-rows-spanned="1"/>
          <table:covered-table-cell table:number-columns-repeated="2" table:style-name="ce12"/>
          <table:table-cell table:number-columns-repeated="5"/>
        </table:table-row>
        <table:table-row table:style-name="ro3">
          <table:table-cell office:value-type="float" office:value="2779434">
            <text:p>2779434</text:p>
          </table:table-cell>
          <table:table-cell office:value-type="float" office:value="8122437">
            <text:p>8122437</text:p>
          </table:table-cell>
          <table:table-cell office:value-type="float" office:value="3634208">
            <text:p>3634208</text:p>
          </table:table-cell>
          <table:table-cell office:value-type="float" office:value="2596038">
            <text:p>2596038</text:p>
          </table:table-cell>
          <table:table-cell office:value-type="float" office:value="2163051">
            <text:p>2163051</text:p>
          </table:table-cell>
          <table:table-cell/>
          <table:table-cell table:style-name="ce12"/>
          <table:table-cell table:style-name="ce18"/>
          <table:table-cell table:style-name="ce13"/>
          <table:table-cell table:number-columns-repeated="2"/>
          <table:table-cell table:style-name="ce24"/>
          <table:table-cell table:number-columns-repeated="2"/>
        </table:table-row>
        <table:table-row table:style-name="ro3">
          <table:table-cell office:value-type="float" office:value="2801683">
            <text:p>2801683</text:p>
          </table:table-cell>
          <table:table-cell office:value-type="float" office:value="8218389">
            <text:p>8218389</text:p>
          </table:table-cell>
          <table:table-cell office:value-type="float" office:value="3643572">
            <text:p>3643572</text:p>
          </table:table-cell>
          <table:table-cell office:value-type="float" office:value="2689692">
            <text:p>2689692</text:p>
          </table:table-cell>
          <table:table-cell office:value-type="float" office:value="2239572">
            <text:p>2239572</text:p>
          </table:table-cell>
          <table:table-cell/>
          <table:table-cell table:style-name="ce13"/>
          <table:table-cell table:style-name="ce19" table:number-columns-repeated="2"/>
          <table:table-cell table:number-columns-repeated="5"/>
        </table:table-row>
        <table:table-row table:style-name="ro3">
          <table:table-cell office:value-type="float" office:value="2819957">
            <text:p>2819957</text:p>
          </table:table-cell>
          <table:table-cell office:value-type="float" office:value="8152263">
            <text:p>8152263</text:p>
          </table:table-cell>
          <table:table-cell office:value-type="float" office:value="3698712">
            <text:p>3698712</text:p>
          </table:table-cell>
          <table:table-cell office:value-type="float" office:value="2580705">
            <text:p>2580705</text:p>
          </table:table-cell>
          <table:table-cell office:value-type="float" office:value="1988640">
            <text:p>1988640</text:p>
          </table:table-cell>
          <table:table-cell/>
          <table:table-cell table:style-name="ce14"/>
          <table:table-cell table:style-name="ce20" table:number-columns-repeated="2"/>
          <table:table-cell table:number-columns-repeated="5"/>
        </table:table-row>
        <table:table-row table:style-name="ro3">
          <table:table-cell office:value-type="float" office:value="2829841">
            <text:p>2829841</text:p>
          </table:table-cell>
          <table:table-cell office:value-type="float" office:value="8114676">
            <text:p>8114676</text:p>
          </table:table-cell>
          <table:table-cell office:value-type="float" office:value="3652420">
            <text:p>3652420</text:p>
          </table:table-cell>
          <table:table-cell office:value-type="float" office:value="2607753">
            <text:p>2607753</text:p>
          </table:table-cell>
          <table:table-cell office:value-type="float" office:value="1982244">
            <text:p>1982244</text:p>
          </table:table-cell>
          <table:table-cell table:number-columns-repeated="9"/>
        </table:table-row>
        <table:table-row table:style-name="ro3">
          <table:table-cell office:value-type="float" office:value="2803391">
            <text:p>2803391</text:p>
          </table:table-cell>
          <table:table-cell office:value-type="float" office:value="8140251">
            <text:p>8140251</text:p>
          </table:table-cell>
          <table:table-cell office:value-type="float" office:value="3646300">
            <text:p>3646300</text:p>
          </table:table-cell>
          <table:table-cell office:value-type="float" office:value="2569395">
            <text:p>2569395</text:p>
          </table:table-cell>
          <table:table-cell office:value-type="float" office:value="1984911">
            <text:p>1984911</text:p>
          </table:table-cell>
          <table:table-cell table:number-columns-repeated="5"/>
          <table:table-cell table:style-name="ce23"/>
          <table:table-cell table:number-columns-repeated="3"/>
        </table:table-row>
        <table:table-row table:style-name="ro3">
          <table:table-cell office:value-type="float" office:value="2898447">
            <text:p>2898447</text:p>
          </table:table-cell>
          <table:table-cell office:value-type="float" office:value="8119509">
            <text:p>8119509</text:p>
          </table:table-cell>
          <table:table-cell office:value-type="float" office:value="3603825">
            <text:p>3603825</text:p>
          </table:table-cell>
          <table:table-cell office:value-type="float" office:value="2566119">
            <text:p>2566119</text:p>
          </table:table-cell>
          <table:table-cell office:value-type="float" office:value="2084769">
            <text:p>2084769</text:p>
          </table:table-cell>
          <table:table-cell table:number-columns-repeated="9"/>
        </table:table-row>
        <table:table-row table:style-name="ro3">
          <table:table-cell office:value-type="float" office:value="1398313">
            <text:p>1398313</text:p>
          </table:table-cell>
          <table:table-cell office:value-type="float" office:value="8146563">
            <text:p>8146563</text:p>
          </table:table-cell>
          <table:table-cell office:value-type="float" office:value="3694476">
            <text:p>3694476</text:p>
          </table:table-cell>
          <table:table-cell office:value-type="float" office:value="2627784">
            <text:p>2627784</text:p>
          </table:table-cell>
          <table:table-cell office:value-type="float" office:value="1983237">
            <text:p>1983237</text:p>
          </table:table-cell>
          <table:table-cell table:number-columns-repeated="9"/>
        </table:table-row>
        <table:table-row table:style-name="ro3">
          <table:table-cell office:value-type="float" office:value="1216866">
            <text:p>1216866</text:p>
          </table:table-cell>
          <table:table-cell office:value-type="float" office:value="8127663">
            <text:p>8127663</text:p>
          </table:table-cell>
          <table:table-cell office:value-type="float" office:value="3657786">
            <text:p>3657786</text:p>
          </table:table-cell>
          <table:table-cell office:value-type="float" office:value="2578380">
            <text:p>2578380</text:p>
          </table:table-cell>
          <table:table-cell office:value-type="float" office:value="1982076">
            <text:p>1982076</text:p>
          </table:table-cell>
          <table:table-cell table:number-columns-repeated="9"/>
        </table:table-row>
        <table:table-row table:style-name="ro3">
          <table:table-cell office:value-type="float" office:value="1209318">
            <text:p>1209318</text:p>
          </table:table-cell>
          <table:table-cell office:value-type="float" office:value="8134707">
            <text:p>8134707</text:p>
          </table:table-cell>
          <table:table-cell office:value-type="float" office:value="3347427">
            <text:p>3347427</text:p>
          </table:table-cell>
          <table:table-cell office:value-type="float" office:value="2502705">
            <text:p>2502705</text:p>
          </table:table-cell>
          <table:table-cell office:value-type="float" office:value="1981974">
            <text:p>1981974</text:p>
          </table:table-cell>
          <table:table-cell table:number-columns-repeated="9"/>
        </table:table-row>
        <table:table-row table:style-name="ro3">
          <table:table-cell office:value-type="float" office:value="1206147">
            <text:p>1206147</text:p>
          </table:table-cell>
          <table:table-cell office:value-type="float" office:value="8132874">
            <text:p>8132874</text:p>
          </table:table-cell>
          <table:table-cell office:value-type="float" office:value="3567642">
            <text:p>3567642</text:p>
          </table:table-cell>
          <table:table-cell office:value-type="float" office:value="2497248">
            <text:p>2497248</text:p>
          </table:table-cell>
          <table:table-cell office:value-type="float" office:value="1982709">
            <text:p>1982709</text:p>
          </table:table-cell>
          <table:table-cell table:number-columns-repeated="9"/>
        </table:table-row>
        <table:table-row table:style-name="ro3">
          <table:table-cell office:value-type="float" office:value="1209447">
            <text:p>1209447</text:p>
          </table:table-cell>
          <table:table-cell office:value-type="float" office:value="8142030">
            <text:p>8142030</text:p>
          </table:table-cell>
          <table:table-cell office:value-type="float" office:value="3347763">
            <text:p>3347763</text:p>
          </table:table-cell>
          <table:table-cell office:value-type="float" office:value="2495052">
            <text:p>2495052</text:p>
          </table:table-cell>
          <table:table-cell office:value-type="float" office:value="1980132">
            <text:p>1980132</text:p>
          </table:table-cell>
          <table:table-cell table:number-columns-repeated="9"/>
        </table:table-row>
        <table:table-row table:style-name="ro3">
          <table:table-cell office:value-type="float" office:value="1211853">
            <text:p>1211853</text:p>
          </table:table-cell>
          <table:table-cell office:value-type="float" office:value="8120724">
            <text:p>8120724</text:p>
          </table:table-cell>
          <table:table-cell office:value-type="float" office:value="3287727">
            <text:p>3287727</text:p>
          </table:table-cell>
          <table:table-cell office:value-type="float" office:value="2591370">
            <text:p>2591370</text:p>
          </table:table-cell>
          <table:table-cell office:value-type="float" office:value="2079198">
            <text:p>2079198</text:p>
          </table:table-cell>
          <table:table-cell table:number-columns-repeated="9"/>
        </table:table-row>
        <table:table-row table:style-name="ro3">
          <table:table-cell office:value-type="float" office:value="1209198">
            <text:p>1209198</text:p>
          </table:table-cell>
          <table:table-cell office:value-type="float" office:value="8121687">
            <text:p>8121687</text:p>
          </table:table-cell>
          <table:table-cell office:value-type="float" office:value="3243300">
            <text:p>3243300</text:p>
          </table:table-cell>
          <table:table-cell office:value-type="float" office:value="2499327">
            <text:p>2499327</text:p>
          </table:table-cell>
          <table:table-cell office:value-type="float" office:value="1981641">
            <text:p>1981641</text:p>
          </table:table-cell>
          <table:table-cell table:number-columns-repeated="9"/>
        </table:table-row>
        <table:table-row table:style-name="ro3">
          <table:table-cell office:value-type="float" office:value="1209618">
            <text:p>1209618</text:p>
          </table:table-cell>
          <table:table-cell office:value-type="float" office:value="8121375">
            <text:p>8121375</text:p>
          </table:table-cell>
          <table:table-cell office:value-type="float" office:value="3344196">
            <text:p>3344196</text:p>
          </table:table-cell>
          <table:table-cell office:value-type="float" office:value="2500308">
            <text:p>2500308</text:p>
          </table:table-cell>
          <table:table-cell office:value-type="float" office:value="1984581">
            <text:p>1984581</text:p>
          </table:table-cell>
          <table:table-cell table:number-columns-repeated="9"/>
        </table:table-row>
        <table:table-row table:style-name="ro3">
          <table:table-cell office:value-type="float" office:value="1297236">
            <text:p>1297236</text:p>
          </table:table-cell>
          <table:table-cell office:value-type="float" office:value="8132196">
            <text:p>8132196</text:p>
          </table:table-cell>
          <table:table-cell office:value-type="float" office:value="3243312">
            <text:p>3243312</text:p>
          </table:table-cell>
          <table:table-cell office:value-type="float" office:value="2499222">
            <text:p>2499222</text:p>
          </table:table-cell>
          <table:table-cell office:value-type="float" office:value="1980849">
            <text:p>1980849</text:p>
          </table:table-cell>
          <table:table-cell table:number-columns-repeated="8"/>
          <table:table-cell table:style-name="ce23"/>
        </table:table-row>
        <table:table-row table:style-name="ro3">
          <table:table-cell office:value-type="float" office:value="1528095">
            <text:p>1528095</text:p>
          </table:table-cell>
          <table:table-cell office:value-type="float" office:value="8127066">
            <text:p>8127066</text:p>
          </table:table-cell>
          <table:table-cell office:value-type="float" office:value="3243882">
            <text:p>3243882</text:p>
          </table:table-cell>
          <table:table-cell office:value-type="float" office:value="2497020">
            <text:p>2497020</text:p>
          </table:table-cell>
          <table:table-cell office:value-type="float" office:value="1981920">
            <text:p>1981920</text:p>
          </table:table-cell>
          <table:table-cell table:number-columns-repeated="9"/>
        </table:table-row>
        <table:table-row table:style-name="ro3">
          <table:table-cell office:value-type="float" office:value="1322997">
            <text:p>1322997</text:p>
          </table:table-cell>
          <table:table-cell office:value-type="float" office:value="8116824">
            <text:p>8116824</text:p>
          </table:table-cell>
          <table:table-cell office:value-type="float" office:value="3243675">
            <text:p>3243675</text:p>
          </table:table-cell>
          <table:table-cell office:value-type="float" office:value="2505384">
            <text:p>2505384</text:p>
          </table:table-cell>
          <table:table-cell office:value-type="float" office:value="1982517">
            <text:p>1982517</text:p>
          </table:table-cell>
          <table:table-cell table:number-columns-repeated="9"/>
        </table:table-row>
        <table:table-row table:style-name="ro3">
          <table:table-cell office:value-type="float" office:value="1205544">
            <text:p>1205544</text:p>
          </table:table-cell>
          <table:table-cell office:value-type="float" office:value="8125629">
            <text:p>8125629</text:p>
          </table:table-cell>
          <table:table-cell office:value-type="float" office:value="3359607">
            <text:p>3359607</text:p>
          </table:table-cell>
          <table:table-cell office:value-type="float" office:value="2589522">
            <text:p>2589522</text:p>
          </table:table-cell>
          <table:table-cell office:value-type="float" office:value="1981674">
            <text:p>1981674</text:p>
          </table:table-cell>
          <table:table-cell table:number-columns-repeated="9"/>
        </table:table-row>
        <table:table-row table:style-name="ro3">
          <table:table-cell office:value-type="float" office:value="1205931">
            <text:p>1205931</text:p>
          </table:table-cell>
          <table:table-cell office:value-type="float" office:value="8118786">
            <text:p>8118786</text:p>
          </table:table-cell>
          <table:table-cell office:value-type="float" office:value="3244338">
            <text:p>3244338</text:p>
          </table:table-cell>
          <table:table-cell office:value-type="float" office:value="2500167">
            <text:p>2500167</text:p>
          </table:table-cell>
          <table:table-cell office:value-type="float" office:value="1988919">
            <text:p>1988919</text:p>
          </table:table-cell>
          <table:table-cell table:number-columns-repeated="9"/>
        </table:table-row>
        <table:table-row table:style-name="ro3">
          <table:table-cell office:value-type="float" office:value="1254594">
            <text:p>1254594</text:p>
          </table:table-cell>
          <table:table-cell office:value-type="float" office:value="8135598">
            <text:p>8135598</text:p>
          </table:table-cell>
          <table:table-cell office:value-type="float" office:value="3243159">
            <text:p>3243159</text:p>
          </table:table-cell>
          <table:table-cell office:value-type="float" office:value="2497248">
            <text:p>2497248</text:p>
          </table:table-cell>
          <table:table-cell office:value-type="float" office:value="2153235">
            <text:p>2153235</text:p>
          </table:table-cell>
          <table:table-cell table:number-columns-repeated="9"/>
        </table:table-row>
        <table:table-row table:style-name="ro3">
          <table:table-cell office:value-type="float" office:value="1236762">
            <text:p>1236762</text:p>
          </table:table-cell>
          <table:table-cell office:value-type="float" office:value="8181891">
            <text:p>8181891</text:p>
          </table:table-cell>
          <table:table-cell office:value-type="float" office:value="3242094">
            <text:p>3242094</text:p>
          </table:table-cell>
          <table:table-cell office:value-type="float" office:value="2495700">
            <text:p>2495700</text:p>
          </table:table-cell>
          <table:table-cell office:value-type="float" office:value="1981458">
            <text:p>1981458</text:p>
          </table:table-cell>
          <table:table-cell table:number-columns-repeated="9"/>
        </table:table-row>
        <table:table-row table:style-name="ro3">
          <table:table-cell office:value-type="float" office:value="1236153">
            <text:p>1236153</text:p>
          </table:table-cell>
          <table:table-cell office:value-type="float" office:value="8119191">
            <text:p>8119191</text:p>
          </table:table-cell>
          <table:table-cell office:value-type="float" office:value="3335151">
            <text:p>3335151</text:p>
          </table:table-cell>
          <table:table-cell office:value-type="float" office:value="2494251">
            <text:p>2494251</text:p>
          </table:table-cell>
          <table:table-cell office:value-type="float" office:value="1982100">
            <text:p>1982100</text:p>
          </table:table-cell>
          <table:table-cell table:number-columns-repeated="9"/>
        </table:table-row>
        <table:table-row table:style-name="ro3">
          <table:table-cell office:value-type="float" office:value="1235496">
            <text:p>1235496</text:p>
          </table:table-cell>
          <table:table-cell office:value-type="float" office:value="8120724">
            <text:p>8120724</text:p>
          </table:table-cell>
          <table:table-cell office:value-type="float" office:value="3242994">
            <text:p>3242994</text:p>
          </table:table-cell>
          <table:table-cell office:value-type="float" office:value="2619444">
            <text:p>2619444</text:p>
          </table:table-cell>
          <table:table-cell office:value-type="float" office:value="1979730">
            <text:p>1979730</text:p>
          </table:table-cell>
          <table:table-cell table:number-columns-repeated="9"/>
        </table:table-row>
        <table:table-row table:style-name="ro3">
          <table:table-cell office:value-type="float" office:value="1236660">
            <text:p>1236660</text:p>
          </table:table-cell>
          <table:table-cell office:value-type="float" office:value="8120337">
            <text:p>8120337</text:p>
          </table:table-cell>
          <table:table-cell office:value-type="float" office:value="3243315">
            <text:p>3243315</text:p>
          </table:table-cell>
          <table:table-cell office:value-type="float" office:value="2499975">
            <text:p>2499975</text:p>
          </table:table-cell>
          <table:table-cell office:value-type="float" office:value="1981083">
            <text:p>1981083</text:p>
          </table:table-cell>
          <table:table-cell table:number-columns-repeated="9"/>
        </table:table-row>
        <table:table-row table:style-name="ro3">
          <table:table-cell office:value-type="float" office:value="1234233">
            <text:p>1234233</text:p>
          </table:table-cell>
          <table:table-cell office:value-type="float" office:value="8126259">
            <text:p>8126259</text:p>
          </table:table-cell>
          <table:table-cell office:value-type="float" office:value="3243525">
            <text:p>3243525</text:p>
          </table:table-cell>
          <table:table-cell office:value-type="float" office:value="2505033">
            <text:p>2505033</text:p>
          </table:table-cell>
          <table:table-cell office:value-type="float" office:value="2082798">
            <text:p>2082798</text:p>
          </table:table-cell>
          <table:table-cell table:number-columns-repeated="9"/>
        </table:table-row>
        <table:table-row table:style-name="ro3">
          <table:table-cell office:value-type="float" office:value="1235028">
            <text:p>1235028</text:p>
          </table:table-cell>
          <table:table-cell office:value-type="float" office:value="8126151">
            <text:p>8126151</text:p>
          </table:table-cell>
          <table:table-cell office:value-type="float" office:value="3409629">
            <text:p>3409629</text:p>
          </table:table-cell>
          <table:table-cell office:value-type="float" office:value="2500407">
            <text:p>2500407</text:p>
          </table:table-cell>
          <table:table-cell office:value-type="float" office:value="1981734">
            <text:p>1981734</text:p>
          </table:table-cell>
          <table:table-cell table:number-columns-repeated="9"/>
        </table:table-row>
        <table:table-row table:style-name="ro3">
          <table:table-cell office:value-type="float" office:value="1375728">
            <text:p>1375728</text:p>
          </table:table-cell>
          <table:table-cell office:value-type="float" office:value="8120940">
            <text:p>8120940</text:p>
          </table:table-cell>
          <table:table-cell office:value-type="float" office:value="3250374">
            <text:p>3250374</text:p>
          </table:table-cell>
          <table:table-cell office:value-type="float" office:value="2499573">
            <text:p>2499573</text:p>
          </table:table-cell>
          <table:table-cell office:value-type="float" office:value="1978518">
            <text:p>1978518</text:p>
          </table:table-cell>
          <table:table-cell table:number-columns-repeated="9"/>
        </table:table-row>
        <table:table-row table:style-name="ro3">
          <table:table-cell office:value-type="float" office:value="1234617">
            <text:p>1234617</text:p>
          </table:table-cell>
          <table:table-cell office:value-type="float" office:value="8122926">
            <text:p>8122926</text:p>
          </table:table-cell>
          <table:table-cell office:value-type="float" office:value="3248787">
            <text:p>3248787</text:p>
          </table:table-cell>
          <table:table-cell office:value-type="float" office:value="2608011">
            <text:p>2608011</text:p>
          </table:table-cell>
          <table:table-cell office:value-type="float" office:value="1980906">
            <text:p>1980906</text:p>
          </table:table-cell>
          <table:table-cell table:number-columns-repeated="9"/>
        </table:table-row>
        <table:table-row table:style-name="ro3">
          <table:table-cell office:value-type="float" office:value="1267899">
            <text:p>1267899</text:p>
          </table:table-cell>
          <table:table-cell office:value-type="float" office:value="8127462">
            <text:p>8127462</text:p>
          </table:table-cell>
          <table:table-cell office:value-type="float" office:value="3247584">
            <text:p>3247584</text:p>
          </table:table-cell>
          <table:table-cell office:value-type="float" office:value="2501055">
            <text:p>2501055</text:p>
          </table:table-cell>
          <table:table-cell office:value-type="float" office:value="1980918">
            <text:p>1980918</text:p>
          </table:table-cell>
          <table:table-cell table:number-columns-repeated="9"/>
        </table:table-row>
        <table:table-row table:style-name="ro3">
          <table:table-cell office:value-type="float" office:value="1202541">
            <text:p>1202541</text:p>
          </table:table-cell>
          <table:table-cell office:value-type="float" office:value="8297670">
            <text:p>8297670</text:p>
          </table:table-cell>
          <table:table-cell office:value-type="float" office:value="3361602">
            <text:p>3361602</text:p>
          </table:table-cell>
          <table:table-cell office:value-type="float" office:value="2500890">
            <text:p>2500890</text:p>
          </table:table-cell>
          <table:table-cell office:value-type="float" office:value="1981068">
            <text:p>1981068</text:p>
          </table:table-cell>
          <table:table-cell table:number-columns-repeated="9"/>
        </table:table-row>
        <table:table-row table:style-name="ro3">
          <table:table-cell office:value-type="float" office:value="1202982">
            <text:p>1202982</text:p>
          </table:table-cell>
          <table:table-cell office:value-type="float" office:value="8128572">
            <text:p>8128572</text:p>
          </table:table-cell>
          <table:table-cell office:value-type="float" office:value="3248277">
            <text:p>3248277</text:p>
          </table:table-cell>
          <table:table-cell office:value-type="float" office:value="2496291">
            <text:p>2496291</text:p>
          </table:table-cell>
          <table:table-cell office:value-type="float" office:value="1979715">
            <text:p>1979715</text:p>
          </table:table-cell>
          <table:table-cell table:number-columns-repeated="9"/>
        </table:table-row>
        <table:table-row table:style-name="ro3">
          <table:table-cell office:value-type="float" office:value="1201719">
            <text:p>1201719</text:p>
          </table:table-cell>
          <table:table-cell office:value-type="float" office:value="8117430">
            <text:p>8117430</text:p>
          </table:table-cell>
          <table:table-cell office:value-type="float" office:value="3243630">
            <text:p>3243630</text:p>
          </table:table-cell>
          <table:table-cell office:value-type="float" office:value="2501895">
            <text:p>2501895</text:p>
          </table:table-cell>
          <table:table-cell office:value-type="float" office:value="2069358">
            <text:p>2069358</text:p>
          </table:table-cell>
          <table:table-cell table:number-columns-repeated="9"/>
        </table:table-row>
        <table:table-row table:style-name="ro3">
          <table:table-cell office:value-type="float" office:value="1202052">
            <text:p>1202052</text:p>
          </table:table-cell>
          <table:table-cell office:value-type="float" office:value="8121186">
            <text:p>8121186</text:p>
          </table:table-cell>
          <table:table-cell office:value-type="float" office:value="3246150">
            <text:p>3246150</text:p>
          </table:table-cell>
          <table:table-cell office:value-type="float" office:value="2590728">
            <text:p>2590728</text:p>
          </table:table-cell>
          <table:table-cell office:value-type="float" office:value="1987113">
            <text:p>1987113</text:p>
          </table:table-cell>
          <table:table-cell table:number-columns-repeated="9"/>
        </table:table-row>
        <table:table-row table:style-name="ro3">
          <table:table-cell office:value-type="float" office:value="1201311">
            <text:p>1201311</text:p>
          </table:table-cell>
          <table:table-cell office:value-type="float" office:value="8128761">
            <text:p>8128761</text:p>
          </table:table-cell>
          <table:table-cell office:value-type="float" office:value="3336756">
            <text:p>3336756</text:p>
          </table:table-cell>
          <table:table-cell office:value-type="float" office:value="2497182">
            <text:p>2497182</text:p>
          </table:table-cell>
          <table:table-cell office:value-type="float" office:value="1987119">
            <text:p>1987119</text:p>
          </table:table-cell>
          <table:table-cell table:number-columns-repeated="9"/>
        </table:table-row>
        <table:table-row table:style-name="ro3">
          <table:table-cell office:value-type="float" office:value="1201782">
            <text:p>1201782</text:p>
          </table:table-cell>
          <table:table-cell office:value-type="float" office:value="8120655">
            <text:p>8120655</text:p>
          </table:table-cell>
          <table:table-cell office:value-type="float" office:value="3243081">
            <text:p>3243081</text:p>
          </table:table-cell>
          <table:table-cell office:value-type="float" office:value="2499471">
            <text:p>2499471</text:p>
          </table:table-cell>
          <table:table-cell office:value-type="float" office:value="1983915">
            <text:p>1983915</text:p>
          </table:table-cell>
          <table:table-cell table:number-columns-repeated="9"/>
        </table:table-row>
        <table:table-row table:style-name="ro3">
          <table:table-cell office:value-type="float" office:value="1201554">
            <text:p>1201554</text:p>
          </table:table-cell>
          <table:table-cell office:value-type="float" office:value="8139738">
            <text:p>8139738</text:p>
          </table:table-cell>
          <table:table-cell office:value-type="float" office:value="3243198">
            <text:p>3243198</text:p>
          </table:table-cell>
          <table:table-cell office:value-type="float" office:value="2497962">
            <text:p>2497962</text:p>
          </table:table-cell>
          <table:table-cell office:value-type="float" office:value="1983633">
            <text:p>1983633</text:p>
          </table:table-cell>
          <table:table-cell table:number-columns-repeated="9"/>
        </table:table-row>
        <table:table-row table:style-name="ro3">
          <table:table-cell office:value-type="float" office:value="1202682">
            <text:p>1202682</text:p>
          </table:table-cell>
          <table:table-cell office:value-type="float" office:value="8124582">
            <text:p>8124582</text:p>
          </table:table-cell>
          <table:table-cell office:value-type="float" office:value="3242892">
            <text:p>3242892</text:p>
          </table:table-cell>
          <table:table-cell office:value-type="float" office:value="2496576">
            <text:p>2496576</text:p>
          </table:table-cell>
          <table:table-cell office:value-type="float" office:value="1983318">
            <text:p>1983318</text:p>
          </table:table-cell>
          <table:table-cell table:number-columns-repeated="9"/>
        </table:table-row>
        <table:table-row table:style-name="ro3">
          <table:table-cell office:value-type="float" office:value="1292841">
            <text:p>1292841</text:p>
          </table:table-cell>
          <table:table-cell office:value-type="float" office:value="8114976">
            <text:p>8114976</text:p>
          </table:table-cell>
          <table:table-cell office:value-type="float" office:value="3330609">
            <text:p>3330609</text:p>
          </table:table-cell>
          <table:table-cell office:value-type="float" office:value="2523231">
            <text:p>2523231</text:p>
          </table:table-cell>
          <table:table-cell office:value-type="float" office:value="1984137">
            <text:p>1984137</text:p>
          </table:table-cell>
          <table:table-cell table:number-columns-repeated="9"/>
        </table:table-row>
        <table:table-row table:style-name="ro3">
          <table:table-cell office:value-type="float" office:value="1202088">
            <text:p>1202088</text:p>
          </table:table-cell>
          <table:table-cell office:value-type="float" office:value="8127444">
            <text:p>8127444</text:p>
          </table:table-cell>
          <table:table-cell office:value-type="float" office:value="3242715">
            <text:p>3242715</text:p>
          </table:table-cell>
          <table:table-cell office:value-type="float" office:value="2495055">
            <text:p>2495055</text:p>
          </table:table-cell>
          <table:table-cell office:value-type="float" office:value="2094276">
            <text:p>2094276</text:p>
          </table:table-cell>
          <table:table-cell table:number-columns-repeated="9"/>
        </table:table-row>
        <table:table-row table:style-name="ro3">
          <table:table-cell office:value-type="float" office:value="1201710">
            <text:p>1201710</text:p>
          </table:table-cell>
          <table:table-cell office:value-type="float" office:value="8117715">
            <text:p>8117715</text:p>
          </table:table-cell>
          <table:table-cell office:value-type="float" office:value="3242106">
            <text:p>3242106</text:p>
          </table:table-cell>
          <table:table-cell office:value-type="float" office:value="2564463">
            <text:p>2564463</text:p>
          </table:table-cell>
          <table:table-cell office:value-type="float" office:value="1984221">
            <text:p>1984221</text:p>
          </table:table-cell>
          <table:table-cell table:number-columns-repeated="9"/>
        </table:table-row>
        <table:table-row table:style-name="ro3">
          <table:table-cell office:value-type="float" office:value="1201230">
            <text:p>1201230</text:p>
          </table:table-cell>
          <table:table-cell office:value-type="float" office:value="8126562">
            <text:p>8126562</text:p>
          </table:table-cell>
          <table:table-cell office:value-type="float" office:value="3243030">
            <text:p>3243030</text:p>
          </table:table-cell>
          <table:table-cell office:value-type="float" office:value="2495898">
            <text:p>2495898</text:p>
          </table:table-cell>
          <table:table-cell office:value-type="float" office:value="1986303">
            <text:p>1986303</text:p>
          </table:table-cell>
          <table:table-cell table:number-columns-repeated="9"/>
        </table:table-row>
        <table:table-row table:style-name="ro3">
          <table:table-cell office:value-type="float" office:value="1201647">
            <text:p>1201647</text:p>
          </table:table-cell>
          <table:table-cell office:value-type="float" office:value="8121696">
            <text:p>8121696</text:p>
          </table:table-cell>
          <table:table-cell office:value-type="float" office:value="3498978">
            <text:p>3498978</text:p>
          </table:table-cell>
          <table:table-cell office:value-type="float" office:value="2495124">
            <text:p>2495124</text:p>
          </table:table-cell>
          <table:table-cell office:value-type="float" office:value="1982673">
            <text:p>1982673</text:p>
          </table:table-cell>
          <table:table-cell table:number-columns-repeated="9"/>
        </table:table-row>
        <table:table-row table:style-name="ro3">
          <table:table-cell office:value-type="float" office:value="1202655">
            <text:p>1202655</text:p>
          </table:table-cell>
          <table:table-cell office:value-type="float" office:value="8119233">
            <text:p>8119233</text:p>
          </table:table-cell>
          <table:table-cell office:value-type="float" office:value="3241440">
            <text:p>3241440</text:p>
          </table:table-cell>
          <table:table-cell office:value-type="float" office:value="2495154">
            <text:p>2495154</text:p>
          </table:table-cell>
          <table:table-cell office:value-type="float" office:value="2064939">
            <text:p>2064939</text:p>
          </table:table-cell>
          <table:table-cell table:number-columns-repeated="9"/>
        </table:table-row>
        <table:table-row table:style-name="ro3">
          <table:table-cell office:value-type="float" office:value="1201818">
            <text:p>1201818</text:p>
          </table:table-cell>
          <table:table-cell office:value-type="float" office:value="8127432">
            <text:p>8127432</text:p>
          </table:table-cell>
          <table:table-cell office:value-type="float" office:value="3242820">
            <text:p>3242820</text:p>
          </table:table-cell>
          <table:table-cell office:value-type="float" office:value="2503689">
            <text:p>2503689</text:p>
          </table:table-cell>
          <table:table-cell office:value-type="float" office:value="1982496">
            <text:p>1982496</text:p>
          </table:table-cell>
          <table:table-cell table:number-columns-repeated="9"/>
        </table:table-row>
        <table:table-row table:style-name="ro3">
          <table:table-cell office:value-type="float" office:value="1202496">
            <text:p>1202496</text:p>
          </table:table-cell>
          <table:table-cell office:value-type="float" office:value="8118915">
            <text:p>8118915</text:p>
          </table:table-cell>
          <table:table-cell office:value-type="float" office:value="3241776">
            <text:p>3241776</text:p>
          </table:table-cell>
          <table:table-cell office:value-type="float" office:value="2494800">
            <text:p>2494800</text:p>
          </table:table-cell>
          <table:table-cell office:value-type="float" office:value="2078502">
            <text:p>2078502</text:p>
          </table:table-cell>
          <table:table-cell table:number-columns-repeated="9"/>
        </table:table-row>
        <table:table-row table:style-name="ro3">
          <table:table-cell office:value-type="float" office:value="1202727">
            <text:p>1202727</text:p>
          </table:table-cell>
          <table:table-cell office:value-type="float" office:value="8120040">
            <text:p>8120040</text:p>
          </table:table-cell>
          <table:table-cell office:value-type="float" office:value="3250098">
            <text:p>3250098</text:p>
          </table:table-cell>
          <table:table-cell office:value-type="float" office:value="2496162">
            <text:p>2496162</text:p>
          </table:table-cell>
          <table:table-cell office:value-type="float" office:value="1980519">
            <text:p>1980519</text:p>
          </table:table-cell>
          <table:table-cell table:number-columns-repeated="9"/>
        </table:table-row>
        <table:table-row table:style-name="ro3">
          <table:table-cell office:value-type="float" office:value="1202658">
            <text:p>1202658</text:p>
          </table:table-cell>
          <table:table-cell office:value-type="float" office:value="8125167">
            <text:p>8125167</text:p>
          </table:table-cell>
          <table:table-cell office:value-type="float" office:value="3243165">
            <text:p>3243165</text:p>
          </table:table-cell>
          <table:table-cell office:value-type="float" office:value="2496942">
            <text:p>2496942</text:p>
          </table:table-cell>
          <table:table-cell office:value-type="float" office:value="1980537">
            <text:p>1980537</text:p>
          </table:table-cell>
          <table:table-cell table:number-columns-repeated="9"/>
        </table:table-row>
        <table:table-row table:style-name="ro3">
          <table:table-cell office:value-type="float" office:value="1201728">
            <text:p>1201728</text:p>
          </table:table-cell>
          <table:table-cell office:value-type="float" office:value="8117268">
            <text:p>8117268</text:p>
          </table:table-cell>
          <table:table-cell office:value-type="float" office:value="3242736">
            <text:p>3242736</text:p>
          </table:table-cell>
          <table:table-cell office:value-type="float" office:value="2492427">
            <text:p>2492427</text:p>
          </table:table-cell>
          <table:table-cell office:value-type="float" office:value="1981221">
            <text:p>1981221</text:p>
          </table:table-cell>
          <table:table-cell table:number-columns-repeated="9"/>
        </table:table-row>
        <table:table-row table:style-name="ro3">
          <table:table-cell office:value-type="float" office:value="1374843">
            <text:p>1374843</text:p>
          </table:table-cell>
          <table:table-cell office:value-type="float" office:value="8131428">
            <text:p>8131428</text:p>
          </table:table-cell>
          <table:table-cell office:value-type="float" office:value="3242898">
            <text:p>3242898</text:p>
          </table:table-cell>
          <table:table-cell office:value-type="float" office:value="2502249">
            <text:p>2502249</text:p>
          </table:table-cell>
          <table:table-cell office:value-type="float" office:value="1984449">
            <text:p>1984449</text:p>
          </table:table-cell>
          <table:table-cell table:number-columns-repeated="9"/>
        </table:table-row>
        <table:table-row table:style-name="ro3">
          <table:table-cell office:value-type="float" office:value="1201323">
            <text:p>1201323</text:p>
          </table:table-cell>
          <table:table-cell office:value-type="float" office:value="8127411">
            <text:p>8127411</text:p>
          </table:table-cell>
          <table:table-cell office:value-type="float" office:value="3247047">
            <text:p>3247047</text:p>
          </table:table-cell>
          <table:table-cell office:value-type="float" office:value="2495130">
            <text:p>2495130</text:p>
          </table:table-cell>
          <table:table-cell office:value-type="float" office:value="1981107">
            <text:p>1981107</text:p>
          </table:table-cell>
          <table:table-cell table:number-columns-repeated="9"/>
        </table:table-row>
        <table:table-row table:style-name="ro3">
          <table:table-cell office:value-type="float" office:value="1200912">
            <text:p>1200912</text:p>
          </table:table-cell>
          <table:table-cell office:value-type="float" office:value="8118237">
            <text:p>8118237</text:p>
          </table:table-cell>
          <table:table-cell office:value-type="float" office:value="3241518">
            <text:p>3241518</text:p>
          </table:table-cell>
          <table:table-cell office:value-type="float" office:value="2494701">
            <text:p>2494701</text:p>
          </table:table-cell>
          <table:table-cell office:value-type="float" office:value="1981401">
            <text:p>1981401</text:p>
          </table:table-cell>
          <table:table-cell table:number-columns-repeated="9"/>
        </table:table-row>
        <table:table-row table:style-name="ro3">
          <table:table-cell office:value-type="float" office:value="1202058">
            <text:p>1202058</text:p>
          </table:table-cell>
          <table:table-cell office:value-type="float" office:value="8125947">
            <text:p>8125947</text:p>
          </table:table-cell>
          <table:table-cell office:value-type="float" office:value="3242109">
            <text:p>3242109</text:p>
          </table:table-cell>
          <table:table-cell office:value-type="float" office:value="2498412">
            <text:p>2498412</text:p>
          </table:table-cell>
          <table:table-cell office:value-type="float" office:value="1991106">
            <text:p>1991106</text:p>
          </table:table-cell>
          <table:table-cell table:number-columns-repeated="9"/>
        </table:table-row>
        <table:table-row table:style-name="ro3">
          <table:table-cell office:value-type="float" office:value="1201815">
            <text:p>1201815</text:p>
          </table:table-cell>
          <table:table-cell office:value-type="float" office:value="8116545">
            <text:p>8116545</text:p>
          </table:table-cell>
          <table:table-cell office:value-type="float" office:value="3242412">
            <text:p>3242412</text:p>
          </table:table-cell>
          <table:table-cell office:value-type="float" office:value="2496855">
            <text:p>2496855</text:p>
          </table:table-cell>
          <table:table-cell office:value-type="float" office:value="1979424">
            <text:p>1979424</text:p>
          </table:table-cell>
          <table:table-cell table:number-columns-repeated="9"/>
        </table:table-row>
        <table:table-row table:style-name="ro3">
          <table:table-cell office:value-type="float" office:value="1201053">
            <text:p>1201053</text:p>
          </table:table-cell>
          <table:table-cell office:value-type="float" office:value="8127897">
            <text:p>8127897</text:p>
          </table:table-cell>
          <table:table-cell office:value-type="float" office:value="3449436">
            <text:p>3449436</text:p>
          </table:table-cell>
          <table:table-cell office:value-type="float" office:value="2518044">
            <text:p>2518044</text:p>
          </table:table-cell>
          <table:table-cell office:value-type="float" office:value="1980282">
            <text:p>1980282</text:p>
          </table:table-cell>
          <table:table-cell table:number-columns-repeated="9"/>
        </table:table-row>
        <table:table-row table:style-name="ro3">
          <table:table-cell office:value-type="float" office:value="1201923">
            <text:p>1201923</text:p>
          </table:table-cell>
          <table:table-cell office:value-type="float" office:value="8125491">
            <text:p>8125491</text:p>
          </table:table-cell>
          <table:table-cell office:value-type="float" office:value="3243492">
            <text:p>3243492</text:p>
          </table:table-cell>
          <table:table-cell office:value-type="float" office:value="2494503">
            <text:p>2494503</text:p>
          </table:table-cell>
          <table:table-cell office:value-type="float" office:value="1980273">
            <text:p>1980273</text:p>
          </table:table-cell>
          <table:table-cell table:number-columns-repeated="9"/>
        </table:table-row>
        <table:table-row table:style-name="ro3">
          <table:table-cell office:value-type="float" office:value="1200996">
            <text:p>1200996</text:p>
          </table:table-cell>
          <table:table-cell office:value-type="float" office:value="8214855">
            <text:p>8214855</text:p>
          </table:table-cell>
          <table:table-cell office:value-type="float" office:value="3242472">
            <text:p>3242472</text:p>
          </table:table-cell>
          <table:table-cell office:value-type="float" office:value="2498478">
            <text:p>2498478</text:p>
          </table:table-cell>
          <table:table-cell office:value-type="float" office:value="1981668">
            <text:p>1981668</text:p>
          </table:table-cell>
          <table:table-cell table:number-columns-repeated="9"/>
        </table:table-row>
        <table:table-row table:style-name="ro3">
          <table:table-cell office:value-type="float" office:value="1202046">
            <text:p>1202046</text:p>
          </table:table-cell>
          <table:table-cell office:value-type="float" office:value="8139720">
            <text:p>8139720</text:p>
          </table:table-cell>
          <table:table-cell office:value-type="float" office:value="3242850">
            <text:p>3242850</text:p>
          </table:table-cell>
          <table:table-cell office:value-type="float" office:value="2498085">
            <text:p>2498085</text:p>
          </table:table-cell>
          <table:table-cell office:value-type="float" office:value="1980828">
            <text:p>1980828</text:p>
          </table:table-cell>
          <table:table-cell table:number-columns-repeated="9"/>
        </table:table-row>
        <table:table-row table:style-name="ro3">
          <table:table-cell office:value-type="float" office:value="1200906">
            <text:p>1200906</text:p>
          </table:table-cell>
          <table:table-cell office:value-type="float" office:value="8116365">
            <text:p>8116365</text:p>
          </table:table-cell>
          <table:table-cell office:value-type="float" office:value="3254697">
            <text:p>3254697</text:p>
          </table:table-cell>
          <table:table-cell office:value-type="float" office:value="2496018">
            <text:p>2496018</text:p>
          </table:table-cell>
          <table:table-cell office:value-type="float" office:value="1998861">
            <text:p>1998861</text:p>
          </table:table-cell>
          <table:table-cell table:number-columns-repeated="9"/>
        </table:table-row>
        <table:table-row table:style-name="ro3">
          <table:table-cell office:value-type="float" office:value="1201758">
            <text:p>1201758</text:p>
          </table:table-cell>
          <table:table-cell office:value-type="float" office:value="8129601">
            <text:p>8129601</text:p>
          </table:table-cell>
          <table:table-cell office:value-type="float" office:value="3243228">
            <text:p>3243228</text:p>
          </table:table-cell>
          <table:table-cell office:value-type="float" office:value="2504877">
            <text:p>2504877</text:p>
          </table:table-cell>
          <table:table-cell office:value-type="float" office:value="1979967">
            <text:p>1979967</text:p>
          </table:table-cell>
          <table:table-cell table:number-columns-repeated="9"/>
        </table:table-row>
        <table:table-row table:style-name="ro3">
          <table:table-cell office:value-type="float" office:value="1289895">
            <text:p>1289895</text:p>
          </table:table-cell>
          <table:table-cell office:value-type="float" office:value="8132610">
            <text:p>8132610</text:p>
          </table:table-cell>
          <table:table-cell office:value-type="float" office:value="3242364">
            <text:p>3242364</text:p>
          </table:table-cell>
          <table:table-cell office:value-type="float" office:value="2498121">
            <text:p>2498121</text:p>
          </table:table-cell>
          <table:table-cell office:value-type="float" office:value="1980147">
            <text:p>1980147</text:p>
          </table:table-cell>
          <table:table-cell table:number-columns-repeated="9"/>
        </table:table-row>
        <table:table-row table:style-name="ro3">
          <table:table-cell office:value-type="float" office:value="1200663">
            <text:p>1200663</text:p>
          </table:table-cell>
          <table:table-cell office:value-type="float" office:value="8115315">
            <text:p>8115315</text:p>
          </table:table-cell>
          <table:table-cell office:value-type="float" office:value="3242250">
            <text:p>3242250</text:p>
          </table:table-cell>
          <table:table-cell office:value-type="float" office:value="2495625">
            <text:p>2495625</text:p>
          </table:table-cell>
          <table:table-cell office:value-type="float" office:value="1979127">
            <text:p>1979127</text:p>
          </table:table-cell>
          <table:table-cell table:number-columns-repeated="9"/>
        </table:table-row>
        <table:table-row table:style-name="ro3">
          <table:table-cell office:value-type="float" office:value="1201719">
            <text:p>1201719</text:p>
          </table:table-cell>
          <table:table-cell office:value-type="float" office:value="8125722">
            <text:p>8125722</text:p>
          </table:table-cell>
          <table:table-cell office:value-type="float" office:value="3247923">
            <text:p>3247923</text:p>
          </table:table-cell>
          <table:table-cell office:value-type="float" office:value="2498811">
            <text:p>2498811</text:p>
          </table:table-cell>
          <table:table-cell office:value-type="float" office:value="1980450">
            <text:p>1980450</text:p>
          </table:table-cell>
          <table:table-cell table:number-columns-repeated="9"/>
        </table:table-row>
        <table:table-row table:style-name="ro3">
          <table:table-cell office:value-type="float" office:value="1200825">
            <text:p>1200825</text:p>
          </table:table-cell>
          <table:table-cell office:value-type="float" office:value="8131266">
            <text:p>8131266</text:p>
          </table:table-cell>
          <table:table-cell office:value-type="float" office:value="3243609">
            <text:p>3243609</text:p>
          </table:table-cell>
          <table:table-cell office:value-type="float" office:value="2496123">
            <text:p>2496123</text:p>
          </table:table-cell>
          <table:table-cell office:value-type="float" office:value="1978032">
            <text:p>1978032</text:p>
          </table:table-cell>
          <table:table-cell table:number-columns-repeated="9"/>
        </table:table-row>
        <table:table-row table:style-name="ro3">
          <table:table-cell office:value-type="float" office:value="1202133">
            <text:p>1202133</text:p>
          </table:table-cell>
          <table:table-cell office:value-type="float" office:value="8119716">
            <text:p>8119716</text:p>
          </table:table-cell>
          <table:table-cell office:value-type="float" office:value="3243054">
            <text:p>3243054</text:p>
          </table:table-cell>
          <table:table-cell office:value-type="float" office:value="2494899">
            <text:p>2494899</text:p>
          </table:table-cell>
          <table:table-cell office:value-type="float" office:value="1979097">
            <text:p>1979097</text:p>
          </table:table-cell>
          <table:table-cell table:number-columns-repeated="9"/>
        </table:table-row>
        <table:table-row table:style-name="ro3">
          <table:table-cell office:value-type="float" office:value="1202103">
            <text:p>1202103</text:p>
          </table:table-cell>
          <table:table-cell office:value-type="float" office:value="8135385">
            <text:p>8135385</text:p>
          </table:table-cell>
          <table:table-cell office:value-type="float" office:value="3242895">
            <text:p>3242895</text:p>
          </table:table-cell>
          <table:table-cell office:value-type="float" office:value="2501856">
            <text:p>2501856</text:p>
          </table:table-cell>
          <table:table-cell office:value-type="float" office:value="1987485">
            <text:p>1987485</text:p>
          </table:table-cell>
          <table:table-cell table:number-columns-repeated="9"/>
        </table:table-row>
        <table:table-row table:style-name="ro3">
          <table:table-cell office:value-type="float" office:value="1201272">
            <text:p>1201272</text:p>
          </table:table-cell>
          <table:table-cell office:value-type="float" office:value="8116764">
            <text:p>8116764</text:p>
          </table:table-cell>
          <table:table-cell office:value-type="float" office:value="3256935">
            <text:p>3256935</text:p>
          </table:table-cell>
          <table:table-cell office:value-type="float" office:value="2496618">
            <text:p>2496618</text:p>
          </table:table-cell>
          <table:table-cell office:value-type="float" office:value="1982088">
            <text:p>1982088</text:p>
          </table:table-cell>
          <table:table-cell table:number-columns-repeated="9"/>
        </table:table-row>
        <table:table-row table:style-name="ro3">
          <table:table-cell office:value-type="float" office:value="1201512">
            <text:p>1201512</text:p>
          </table:table-cell>
          <table:table-cell office:value-type="float" office:value="8123136">
            <text:p>8123136</text:p>
          </table:table-cell>
          <table:table-cell office:value-type="float" office:value="3242148">
            <text:p>3242148</text:p>
          </table:table-cell>
          <table:table-cell office:value-type="float" office:value="2497188">
            <text:p>2497188</text:p>
          </table:table-cell>
          <table:table-cell office:value-type="float" office:value="1982175">
            <text:p>1982175</text:p>
          </table:table-cell>
          <table:table-cell table:number-columns-repeated="9"/>
        </table:table-row>
        <table:table-row table:style-name="ro3">
          <table:table-cell office:value-type="float" office:value="1201365">
            <text:p>1201365</text:p>
          </table:table-cell>
          <table:table-cell office:value-type="float" office:value="8129475">
            <text:p>8129475</text:p>
          </table:table-cell>
          <table:table-cell office:value-type="float" office:value="3242946">
            <text:p>3242946</text:p>
          </table:table-cell>
          <table:table-cell office:value-type="float" office:value="2491653">
            <text:p>2491653</text:p>
          </table:table-cell>
          <table:table-cell office:value-type="float" office:value="1980147">
            <text:p>1980147</text:p>
          </table:table-cell>
          <table:table-cell table:number-columns-repeated="9"/>
        </table:table-row>
        <table:table-row table:style-name="ro3">
          <table:table-cell office:value-type="float" office:value="1201548">
            <text:p>1201548</text:p>
          </table:table-cell>
          <table:table-cell office:value-type="float" office:value="8142651">
            <text:p>8142651</text:p>
          </table:table-cell>
          <table:table-cell office:value-type="float" office:value="3243396">
            <text:p>3243396</text:p>
          </table:table-cell>
          <table:table-cell office:value-type="float" office:value="2495634">
            <text:p>2495634</text:p>
          </table:table-cell>
          <table:table-cell office:value-type="float" office:value="1981713">
            <text:p>1981713</text:p>
          </table:table-cell>
          <table:table-cell table:number-columns-repeated="9"/>
        </table:table-row>
        <table:table-row table:style-name="ro3">
          <table:table-cell office:value-type="float" office:value="1202196">
            <text:p>1202196</text:p>
          </table:table-cell>
          <table:table-cell office:value-type="float" office:value="8121090">
            <text:p>8121090</text:p>
          </table:table-cell>
          <table:table-cell office:value-type="float" office:value="3316965">
            <text:p>3316965</text:p>
          </table:table-cell>
          <table:table-cell office:value-type="float" office:value="2509419">
            <text:p>2509419</text:p>
          </table:table-cell>
          <table:table-cell office:value-type="float" office:value="1979106">
            <text:p>1979106</text:p>
          </table:table-cell>
          <table:table-cell table:number-columns-repeated="9"/>
        </table:table-row>
        <table:table-row table:style-name="ro3">
          <table:table-cell office:value-type="float" office:value="1387776">
            <text:p>1387776</text:p>
          </table:table-cell>
          <table:table-cell office:value-type="float" office:value="8120604">
            <text:p>8120604</text:p>
          </table:table-cell>
          <table:table-cell office:value-type="float" office:value="3242445">
            <text:p>3242445</text:p>
          </table:table-cell>
          <table:table-cell office:value-type="float" office:value="2495460">
            <text:p>2495460</text:p>
          </table:table-cell>
          <table:table-cell office:value-type="float" office:value="1981218">
            <text:p>1981218</text:p>
          </table:table-cell>
          <table:table-cell table:number-columns-repeated="9"/>
        </table:table-row>
        <table:table-row table:style-name="ro3">
          <table:table-cell office:value-type="float" office:value="1210149">
            <text:p>1210149</text:p>
          </table:table-cell>
          <table:table-cell office:value-type="float" office:value="8130060">
            <text:p>8130060</text:p>
          </table:table-cell>
          <table:table-cell office:value-type="float" office:value="3241611">
            <text:p>3241611</text:p>
          </table:table-cell>
          <table:table-cell office:value-type="float" office:value="2498010">
            <text:p>2498010</text:p>
          </table:table-cell>
          <table:table-cell office:value-type="float" office:value="1991634">
            <text:p>1991634</text:p>
          </table:table-cell>
          <table:table-cell table:number-columns-repeated="9"/>
        </table:table-row>
        <table:table-row table:style-name="ro3">
          <table:table-cell office:value-type="float" office:value="1202166">
            <text:p>1202166</text:p>
          </table:table-cell>
          <table:table-cell office:value-type="float" office:value="8132415">
            <text:p>8132415</text:p>
          </table:table-cell>
          <table:table-cell office:value-type="float" office:value="3290664">
            <text:p>3290664</text:p>
          </table:table-cell>
          <table:table-cell office:value-type="float" office:value="2493402">
            <text:p>2493402</text:p>
          </table:table-cell>
          <table:table-cell office:value-type="float" office:value="1979331">
            <text:p>1979331</text:p>
          </table:table-cell>
          <table:table-cell table:number-columns-repeated="9"/>
        </table:table-row>
        <table:table-row table:style-name="ro3">
          <table:table-cell office:value-type="float" office:value="1203873">
            <text:p>1203873</text:p>
          </table:table-cell>
          <table:table-cell office:value-type="float" office:value="8121660">
            <text:p>8121660</text:p>
          </table:table-cell>
          <table:table-cell office:value-type="float" office:value="3254112">
            <text:p>3254112</text:p>
          </table:table-cell>
          <table:table-cell office:value-type="float" office:value="2494212">
            <text:p>2494212</text:p>
          </table:table-cell>
          <table:table-cell office:value-type="float" office:value="1980792">
            <text:p>1980792</text:p>
          </table:table-cell>
          <table:table-cell table:number-columns-repeated="9"/>
        </table:table-row>
        <table:table-row table:style-name="ro3">
          <table:table-cell office:value-type="float" office:value="1203495">
            <text:p>1203495</text:p>
          </table:table-cell>
          <table:table-cell office:value-type="float" office:value="8138211">
            <text:p>8138211</text:p>
          </table:table-cell>
          <table:table-cell office:value-type="float" office:value="3243015">
            <text:p>3243015</text:p>
          </table:table-cell>
          <table:table-cell office:value-type="float" office:value="2507307">
            <text:p>2507307</text:p>
          </table:table-cell>
          <table:table-cell office:value-type="float" office:value="1981611">
            <text:p>1981611</text:p>
          </table:table-cell>
          <table:table-cell table:number-columns-repeated="9"/>
        </table:table-row>
        <table:table-row table:style-name="ro3">
          <table:table-cell office:value-type="float" office:value="1202103">
            <text:p>1202103</text:p>
          </table:table-cell>
          <table:table-cell office:value-type="float" office:value="8127939">
            <text:p>8127939</text:p>
          </table:table-cell>
          <table:table-cell office:value-type="float" office:value="3243327">
            <text:p>3243327</text:p>
          </table:table-cell>
          <table:table-cell office:value-type="float" office:value="2498871">
            <text:p>2498871</text:p>
          </table:table-cell>
          <table:table-cell office:value-type="float" office:value="1979724">
            <text:p>1979724</text:p>
          </table:table-cell>
          <table:table-cell table:number-columns-repeated="9"/>
        </table:table-row>
        <table:table-row table:style-name="ro3">
          <table:table-cell office:value-type="float" office:value="1205520">
            <text:p>1205520</text:p>
          </table:table-cell>
          <table:table-cell office:value-type="float" office:value="8116296">
            <text:p>8116296</text:p>
          </table:table-cell>
          <table:table-cell office:value-type="float" office:value="3242637">
            <text:p>3242637</text:p>
          </table:table-cell>
          <table:table-cell office:value-type="float" office:value="2497020">
            <text:p>2497020</text:p>
          </table:table-cell>
          <table:table-cell office:value-type="float" office:value="1978812">
            <text:p>1978812</text:p>
          </table:table-cell>
          <table:table-cell table:number-columns-repeated="9"/>
        </table:table-row>
        <table:table-row table:style-name="ro3">
          <table:table-cell office:value-type="float" office:value="1201203">
            <text:p>1201203</text:p>
          </table:table-cell>
          <table:table-cell office:value-type="float" office:value="8130543">
            <text:p>8130543</text:p>
          </table:table-cell>
          <table:table-cell office:value-type="float" office:value="3257736">
            <text:p>3257736</text:p>
          </table:table-cell>
          <table:table-cell office:value-type="float" office:value="2494956">
            <text:p>2494956</text:p>
          </table:table-cell>
          <table:table-cell office:value-type="float" office:value="1994355">
            <text:p>1994355</text:p>
          </table:table-cell>
          <table:table-cell table:number-columns-repeated="9"/>
        </table:table-row>
        <table:table-row table:style-name="ro3">
          <table:table-cell office:value-type="float" office:value="1202136">
            <text:p>1202136</text:p>
          </table:table-cell>
          <table:table-cell office:value-type="float" office:value="8119350">
            <text:p>8119350</text:p>
          </table:table-cell>
          <table:table-cell office:value-type="float" office:value="3242925">
            <text:p>3242925</text:p>
          </table:table-cell>
          <table:table-cell office:value-type="float" office:value="2496072">
            <text:p>2496072</text:p>
          </table:table-cell>
          <table:table-cell office:value-type="float" office:value="1979331">
            <text:p>1979331</text:p>
          </table:table-cell>
          <table:table-cell table:number-columns-repeated="9"/>
        </table:table-row>
        <table:table-row table:style-name="ro3">
          <table:table-cell office:value-type="float" office:value="1201695">
            <text:p>1201695</text:p>
          </table:table-cell>
          <table:table-cell office:value-type="float" office:value="8119041">
            <text:p>8119041</text:p>
          </table:table-cell>
          <table:table-cell office:value-type="float" office:value="3242925">
            <text:p>3242925</text:p>
          </table:table-cell>
          <table:table-cell office:value-type="float" office:value="2650407">
            <text:p>2650407</text:p>
          </table:table-cell>
          <table:table-cell office:value-type="float" office:value="1979475">
            <text:p>1979475</text:p>
          </table:table-cell>
          <table:table-cell table:number-columns-repeated="9"/>
        </table:table-row>
        <table:table-row table:style-name="ro3">
          <table:table-cell office:value-type="float" office:value="1293684">
            <text:p>1293684</text:p>
          </table:table-cell>
          <table:table-cell office:value-type="float" office:value="8180568">
            <text:p>8180568</text:p>
          </table:table-cell>
          <table:table-cell office:value-type="float" office:value="3241662">
            <text:p>3241662</text:p>
          </table:table-cell>
          <table:table-cell office:value-type="float" office:value="2546538">
            <text:p>2546538</text:p>
          </table:table-cell>
          <table:table-cell office:value-type="float" office:value="1981479">
            <text:p>1981479</text:p>
          </table:table-cell>
          <table:table-cell table:number-columns-repeated="9"/>
        </table:table-row>
        <table:table-row table:style-name="ro3">
          <table:table-cell office:value-type="float" office:value="1201011">
            <text:p>1201011</text:p>
          </table:table-cell>
          <table:table-cell office:value-type="float" office:value="8168256">
            <text:p>8168256</text:p>
          </table:table-cell>
          <table:table-cell office:value-type="float" office:value="3249423">
            <text:p>3249423</text:p>
          </table:table-cell>
          <table:table-cell office:value-type="float" office:value="2494992">
            <text:p>2494992</text:p>
          </table:table-cell>
          <table:table-cell office:value-type="float" office:value="1979292">
            <text:p>1979292</text:p>
          </table:table-cell>
          <table:table-cell table:number-columns-repeated="9"/>
        </table:table-row>
        <table:table-row table:style-name="ro3">
          <table:table-cell office:value-type="float" office:value="1201356">
            <text:p>1201356</text:p>
          </table:table-cell>
          <table:table-cell office:value-type="float" office:value="8129376">
            <text:p>8129376</text:p>
          </table:table-cell>
          <table:table-cell office:value-type="float" office:value="3242136">
            <text:p>3242136</text:p>
          </table:table-cell>
          <table:table-cell office:value-type="float" office:value="2497686">
            <text:p>2497686</text:p>
          </table:table-cell>
          <table:table-cell office:value-type="float" office:value="1981341">
            <text:p>1981341</text:p>
          </table:table-cell>
          <table:table-cell table:number-columns-repeated="9"/>
        </table:table-row>
        <table:table-row table:style-name="ro3">
          <table:table-cell office:value-type="float" office:value="1203132">
            <text:p>1203132</text:p>
          </table:table-cell>
          <table:table-cell office:value-type="float" office:value="8122605">
            <text:p>8122605</text:p>
          </table:table-cell>
          <table:table-cell office:value-type="float" office:value="3242106">
            <text:p>3242106</text:p>
          </table:table-cell>
          <table:table-cell office:value-type="float" office:value="2495814">
            <text:p>2495814</text:p>
          </table:table-cell>
          <table:table-cell office:value-type="float" office:value="1979538">
            <text:p>1979538</text:p>
          </table:table-cell>
          <table:table-cell table:number-columns-repeated="9"/>
        </table:table-row>
        <table:table-row table:style-name="ro3">
          <table:table-cell office:value-type="float" office:value="1201362">
            <text:p>1201362</text:p>
          </table:table-cell>
          <table:table-cell office:value-type="float" office:value="8116080">
            <text:p>8116080</text:p>
          </table:table-cell>
          <table:table-cell office:value-type="float" office:value="3242934">
            <text:p>3242934</text:p>
          </table:table-cell>
          <table:table-cell office:value-type="float" office:value="2497263">
            <text:p>2497263</text:p>
          </table:table-cell>
          <table:table-cell office:value-type="float" office:value="1987239">
            <text:p>1987239</text:p>
          </table:table-cell>
          <table:table-cell table:number-columns-repeated="9"/>
        </table:table-row>
        <table:table-row table:style-name="ro3">
          <table:table-cell office:value-type="float" office:value="1202430">
            <text:p>1202430</text:p>
          </table:table-cell>
          <table:table-cell office:value-type="float" office:value="8122011">
            <text:p>8122011</text:p>
          </table:table-cell>
          <table:table-cell office:value-type="float" office:value="3248637">
            <text:p>3248637</text:p>
          </table:table-cell>
          <table:table-cell office:value-type="float" office:value="2511798">
            <text:p>2511798</text:p>
          </table:table-cell>
          <table:table-cell office:value-type="float" office:value="1981374">
            <text:p>1981374</text:p>
          </table:table-cell>
          <table:table-cell table:number-columns-repeated="9"/>
        </table:table-row>
        <table:table-row table:style-name="ro3">
          <table:table-cell office:value-type="float" office:value="1201872">
            <text:p>1201872</text:p>
          </table:table-cell>
          <table:table-cell office:value-type="float" office:value="8119071">
            <text:p>8119071</text:p>
          </table:table-cell>
          <table:table-cell office:value-type="float" office:value="3243531">
            <text:p>3243531</text:p>
          </table:table-cell>
          <table:table-cell office:value-type="float" office:value="2499063">
            <text:p>2499063</text:p>
          </table:table-cell>
          <table:table-cell office:value-type="float" office:value="1980150">
            <text:p>1980150</text:p>
          </table:table-cell>
          <table:table-cell table:number-columns-repeated="9"/>
        </table:table-row>
        <table:table-row table:style-name="ro3">
          <table:table-cell office:value-type="float" office:value="1200903">
            <text:p>1200903</text:p>
          </table:table-cell>
          <table:table-cell office:value-type="float" office:value="8130735">
            <text:p>8130735</text:p>
          </table:table-cell>
          <table:table-cell office:value-type="float" office:value="3242091">
            <text:p>3242091</text:p>
          </table:table-cell>
          <table:table-cell office:value-type="float" office:value="2496288">
            <text:p>2496288</text:p>
          </table:table-cell>
          <table:table-cell office:value-type="float" office:value="1979694">
            <text:p>1979694</text:p>
          </table:table-cell>
          <table:table-cell table:number-columns-repeated="9"/>
        </table:table-row>
        <table:table-row table:style-name="ro3">
          <table:table-cell office:value-type="float" office:value="1201629">
            <text:p>1201629</text:p>
          </table:table-cell>
          <table:table-cell office:value-type="float" office:value="8153283">
            <text:p>8153283</text:p>
          </table:table-cell>
          <table:table-cell office:value-type="float" office:value="3242775">
            <text:p>3242775</text:p>
          </table:table-cell>
          <table:table-cell office:value-type="float" office:value="2495583">
            <text:p>2495583</text:p>
          </table:table-cell>
          <table:table-cell office:value-type="float" office:value="1979907">
            <text:p>1979907</text:p>
          </table:table-cell>
          <table:table-cell table:number-columns-repeated="9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09-25T15:27:23</dc:date>
    <dc:creator>Alejandro Albertini</dc:creator>
    <meta:editing-duration>PT2H40M27S</meta:editing-duration>
    <meta:editing-cycles>14</meta:editing-cycles>
    <meta:generator>LibreOffice/3.5$Linux_X86_64 LibreOffice_project/350m1$Build-2</meta:generator>
    <meta:document-statistic meta:table-count="1" meta:cell-count="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BANDAS</text:p>
        </chart:title>
        <chart:subtitle svg:x="6.977cm" svg:y="1.275cm" chart:style-name="ch3">
          <text:p>C vs. ASM</text:p>
        </chart:subtitle>
        <chart:legend chart:legend-position="bottom" svg:x="5.019cm" svg:y="8.217cm" style:legend-expansion="wide" chart:style-name="ch4"/>
        <chart:plot-area chart:style-name="ch5" table:cell-range-address="'C vs. ASM'.H4:'C vs. ASM'.H4 'C vs. ASM'.H6:'C vs. ASM'.H6 'C vs. ASM'.J4:'C vs. ASM'.L4 'C vs. ASM'.J6:'C vs. ASM'.L6" chart:data-source-has-labels="row" svg:x="1.331cm" svg:y="2.318cm" svg:width="14.029cm" svg:height="5.299cm">
          <chartooo:coordinate-region svg:x="3.09cm" svg:y="2.517cm" svg:width="12.27cm" svg:height="4.901cm"/>
          <chart:axis chart:dimension="x" chart:name="primary-x" chart:style-name="ch6"/>
          <chart:axis chart:dimension="y" chart:name="primary-y" chart:style-name="ch7">
            <chart:title svg:x="0.451cm" svg:y="6.228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H6:'C vs. ASM'.H6" chart:label-cell-address="'C vs. ASM'.H4:'C vs. ASM'.H4" chart:class="chart:bar">
            <chart:data-point/>
          </chart:series>
          <chart:series chart:style-name="ch11" chart:values-cell-range-address="'C vs. ASM'.J6:'C vs. ASM'.J6" chart:label-cell-address="'C vs. ASM'.J4:'C vs. ASM'.J4" chart:class="chart:bar">
            <chart:data-point/>
          </chart:series>
          <chart:series chart:style-name="ch12" chart:values-cell-range-address="'C vs. ASM'.K6:'C vs. ASM'.K6" chart:label-cell-address="'C vs. ASM'.K4:'C vs. ASM'.K4" chart:class="chart:bar">
            <chart:data-point/>
          </chart:series>
          <chart:series chart:style-name="ch13" chart:values-cell-range-address="'C vs. ASM'.L6:'C vs. ASM'.L6" chart:label-cell-address="'C vs. ASM'.L4:'C vs. ASM'.L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H4:'C vs. ASM'.H4</svg:desc>
                </draw:g>
              </table:table-cell>
              <table:table-cell office:value-type="string">
                <text:p>C (O1)</text:p>
                <draw:g>
                  <svg:desc>'C vs. ASM'.J4:'C vs. ASM'.J4</svg:desc>
                </draw:g>
              </table:table-cell>
              <table:table-cell office:value-type="string">
                <text:p>C (O2)</text:p>
                <draw:g>
                  <svg:desc>'C vs. ASM'.K4:'C vs. ASM'.K4</svg:desc>
                </draw:g>
              </table:table-cell>
              <table:table-cell office:value-type="string">
                <text:p>C (O3)</text:p>
                <draw:g>
                  <svg:desc>'C vs. ASM'.L4:'C vs. ASM'.L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00663">
                <text:p>1200663</text:p>
                <draw:g>
                  <svg:desc>'C vs. ASM'.H6:'C vs. ASM'.H6</svg:desc>
                </draw:g>
              </table:table-cell>
              <table:table-cell office:value-type="float" office:value="3241440">
                <text:p>3241440</text:p>
                <draw:g>
                  <svg:desc>'C vs. ASM'.J6:'C vs. ASM'.J6</svg:desc>
                </draw:g>
              </table:table-cell>
              <table:table-cell office:value-type="float" office:value="2491653">
                <text:p>2491653</text:p>
                <draw:g>
                  <svg:desc>'C vs. ASM'.K6:'C vs. ASM'.K6</svg:desc>
                </draw:g>
              </table:table-cell>
              <table:table-cell office:value-type="float" office:value="1978032">
                <text:p>1978032</text:p>
                <draw:g>
                  <svg:desc>'C vs. ASM'.L6:'C vs. ASM'.L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